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2cm" fo:min-width="1.41cm"/>
    </style:style>
    <style:style style:name="gr2" style:family="graphic" style:parent-style-name="standard">
      <style:graphic-properties draw:textarea-horizontal-align="justify" draw:textarea-vertical-align="middle" draw:auto-grow-height="false" fo:min-height="0.85cm" fo:min-width="5.2cm"/>
    </style:style>
    <style:style style:name="gr3" style:family="graphic" style:parent-style-name="standard">
      <style:graphic-properties draw:textarea-horizontal-align="justify" draw:textarea-vertical-align="middle" draw:auto-grow-height="false" fo:min-height="0.85cm" fo:min-width="8.2cm"/>
    </style:style>
    <style:style style:name="gr4" style:family="graphic" style:parent-style-name="standard">
      <style:graphic-properties draw:textarea-horizontal-align="justify" draw:textarea-vertical-align="middle" draw:auto-grow-height="false" fo:min-height="3.35cm" fo:min-width="4.8cm"/>
    </style:style>
    <style:style style:name="gr5" style:family="graphic" style:parent-style-name="standard">
      <style:graphic-properties draw:textarea-horizontal-align="justify" draw:textarea-vertical-align="middle" draw:auto-grow-height="false" fo:min-height="0.82cm" fo:min-width="3.212cm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35cm" fo:min-width="7.8cm"/>
    </style:style>
    <style:style style:name="gr8" style:family="graphic" style:parent-style-name="standard">
      <style:graphic-properties draw:textarea-horizontal-align="justify" draw:textarea-vertical-align="middle" draw:auto-grow-height="false" fo:min-height="0.95cm" fo:min-width="7.2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2.7cm" svg:height="1.7cm" svg:x="9cm" svg:y="2.7cm">
          <text:p text:style-name="P1">Inici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.7cm" svg:height="1.1cm" svg:x="7.5cm" svg:y="5.4cm">
          <text:p text:style-name="P1">Crear m,n,x,r,d,v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8.7cm" svg:height="1.1cm" svg:x="6cm" svg:y="7.5cm">
          <text:p text:style-name="P1">Obtener el valor de m y de 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4" draw:id="id4" draw:layer="layout" svg:width="5.3cm" svg:height="3.6cm" svg:x="7.7cm" svg:y="9.7cm">
          <text:p text:style-name="P1">r = exp(-x);</text:p>
          <text:p text:style-name="P1">d = pow(10, -m);</text:p>
          <text:p text:style-name="P1"><text:s text:c="4"/>x = -x;</text:p>
          <text:p text:style-name="P1"><text:s text:c="4"/>v = 0;</text:p>
          <text:p text:style-name="P1"><text:s text:c="4"/>n = 0;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.7cm" svg:height="1.7cm" svg:x="9cm" svg:y="23cm">
          <text:p text:style-name="P1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" draw:id="id5" draw:layer="layout" svg:width="5.9cm" svg:height="1.7cm" svg:x="7.4cm" svg:y="14.4cm">
          <text:p text:style-name="P1">fabs(r - v) &gt; d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6" draw:text-style-name="P2" draw:layer="layout" svg:x1="10.35cm" svg:y1="4.4cm" svg:x2="10.35cm" svg:y2="5.4cm" draw:start-shape="id1" draw:start-glue-point="8" draw:end-shape="id2" draw:end-glue-point="0" svg:d="M10350 4400v1000" svg:viewBox="0 0 1 1001">
          <text:p/>
        </draw:connector>
        <draw:connector draw:style-name="gr6" draw:text-style-name="P2" draw:layer="layout" svg:x1="10.35cm" svg:y1="6.5cm" svg:x2="10.35cm" svg:y2="7.5cm" draw:start-shape="id2" draw:start-glue-point="2" draw:end-shape="id3" draw:end-glue-point="0" svg:d="M10350 6500v1000" svg:viewBox="0 0 1 1001">
          <text:p/>
        </draw:connector>
        <draw:connector draw:style-name="gr6" draw:text-style-name="P2" draw:layer="layout" svg:x1="10.35cm" svg:y1="8.6cm" svg:x2="10.35cm" svg:y2="9.7cm" draw:start-shape="id3" draw:start-glue-point="2" draw:end-shape="id4" draw:end-glue-point="0" svg:d="M10350 8600v1100" svg:viewBox="0 0 1 1101">
          <text:p/>
        </draw:connector>
        <draw:connector draw:style-name="gr6" draw:text-style-name="P2" draw:layer="layout" svg:x1="10.35cm" svg:y1="13.3cm" svg:x2="10.35cm" svg:y2="14.4cm" draw:start-shape="id4" draw:start-glue-point="2" draw:end-shape="id5" draw:end-glue-point="4" svg:d="M10350 13300v1100" svg:viewBox="0 0 1 1101">
          <text:p/>
        </draw:connector>
        <draw:custom-shape draw:style-name="gr7" draw:text-style-name="P1" xml:id="id6" draw:id="id6" draw:layer="layout" svg:width="8.3cm" svg:height="1.6cm" svg:x="6.2cm" svg:y="17.2cm">
          <text:p text:style-name="P1">v += pow(x, n) / factorial(n);</text:p>
          <text:p text:style-name="P1"><text:s text:c="8"/>n++;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.35cm" svg:y1="16.1cm" svg:x2="10.35cm" svg:y2="17.2cm" draw:start-shape="id5" draw:start-glue-point="6" draw:end-shape="id6" draw:end-glue-point="0" svg:d="M10350 16100v1100" svg:viewBox="0 0 1 1101">
          <text:p/>
        </draw:connector>
        <draw:connector draw:style-name="gr6" draw:text-style-name="P2" draw:layer="layout" svg:x1="10.35cm" svg:y1="18.8cm" svg:x2="7.4cm" svg:y2="15.25cm" draw:start-shape="id6" draw:start-glue-point="2" draw:end-shape="id5" draw:end-glue-point="5" svg:d="M10350 18800v501h-4651v-4051h1701" svg:viewBox="0 0 4652 4052">
          <text:p/>
        </draw:connector>
        <draw:custom-shape draw:style-name="gr8" draw:text-style-name="P1" xml:id="id7" draw:id="id7" draw:layer="layout" svg:width="7.7cm" svg:height="1.2cm" svg:x="6.5cm" svg:y="20.7cm">
          <text:p text:style-name="P1">printf("Solucion: %d\n", n);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line-skew="1.198cm 1.399cm" svg:x1="13.3cm" svg:y1="15.25cm" svg:x2="10.35cm" svg:y2="20.7cm" draw:start-shape="id5" draw:start-glue-point="7" draw:end-shape="id7" draw:end-glue-point="0" svg:d="M13300 15250h1700v4550h-4650v900" svg:viewBox="0 0 4651 5451">
          <text:p/>
        </draw:connector>
        <draw:connector draw:style-name="gr6" draw:text-style-name="P2" draw:layer="layout" svg:x1="10.35cm" svg:y1="21.9cm" svg:x2="10.35cm" svg:y2="23cm" draw:start-shape="id7" draw:start-glue-point="2" draw:end-shape="id8" draw:end-glue-point="4" svg:d="M10350 21900v1100" svg:viewBox="0 0 1 11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3-27T19:21:59.980675687</meta:creation-date>
    <dc:date>2020-03-27T19:30:51.425120797</dc:date>
    <meta:editing-duration>PT8M53S</meta:editing-duration>
    <meta:editing-cycles>1</meta:editing-cycles>
    <meta:generator>LibreOffice/6.3.3.2.0$Linux_X86_64 LibreOffice_project/30$Build-2</meta:generator>
    <meta:document-statistic meta:object-count="16"/>
  </office:meta>
</office:document-meta>
</file>